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49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9.671cm"/>
    </style:style>
    <style:style style:name="co7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ic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INIT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INIT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INIT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1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1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" table:style-name="ta1" table:print="false"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[basic.A2]" office:value-type="string" office:string-value="LABEL_BOOKS">
            <text:p>LABEL_BOOKS</text:p>
          </table:table-cell>
          <table:table-cell table:formula="of:=CONCATENATE( [basic.B2];[basic.C2])" office:value-type="string" office:string-value="Книги">
            <text:p>Книги</text:p>
          </table:table-cell>
          <table:table-cell table:formula="of:=CONCATENATE( [basic.B2];[basic.D2])" office:value-type="string" office:string-value="Books">
            <text:p>Books</text:p>
          </table:table-cell>
        </table:table-row>
        <table:table-row table:style-name="ro4">
          <table:table-cell table:formula="of:=[basic.A3]" office:value-type="string" office:string-value="INT_BOOKS">
            <text:p>INT_BOOKS</text:p>
          </table:table-cell>
          <table:table-cell table:formula="of:=CONCATENATE( [basic.B3];[basic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basic.B3];[basic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[basic.A4]" office:value-type="string" office:string-value="LABEL_ALCHEMIST">
            <text:p>LABEL_ALCHEMIST</text:p>
          </table:table-cell>
          <table:table-cell table:formula="of:=CONCATENATE( [basic.B4];[basic.C4])" office:value-type="string" office:string-value="Алхимик">
            <text:p>Алхимик</text:p>
          </table:table-cell>
          <table:table-cell table:formula="of:=CONCATENATE( [basic.B4];[basic.D4])" office:value-type="string" office:string-value="Alchemist">
            <text:p>Alchemist</text:p>
          </table:table-cell>
        </table:table-row>
        <table:table-row table:style-name="ro1">
          <table:table-cell table:formula="of:=[basic.A5]" office:value-type="string" office:string-value="INIT_INT_ALCHEMIST_1">
            <text:p>INIT_INT_ALCHEMIST_1</text:p>
          </table:table-cell>
          <table:table-cell table:formula="of:=CONCATENATE( [basic.B5];[basic.C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basic.B5];[basic.D5])" office:value-type="string" office:string-value="[color=#ffdef7]Hi, how's your research going?">
            <text:p>[color=#ffdef7]Hi, how's your research going?</text:p>
          </table:table-cell>
        </table:table-row>
        <table:table-row table:style-name="ro5">
          <table:table-cell table:formula="of:=[basic.A6]" office:value-type="string" office:string-value="INIT_INT_ALCHEMIST_2">
            <text:p>INIT_INT_ALCHEMIST_2</text:p>
          </table:table-cell>
          <table:table-cell table:formula="of:=CONCATENATE( [basic.B6];[basic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basic.B6];[basic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5">
          <table:table-cell table:formula="of:=[basic.A7]" office:value-type="string" office:string-value="INIT_INT_ALCHEMIST_3">
            <text:p>INIT_INT_ALCHEMIST_3</text:p>
          </table:table-cell>
          <table:table-cell table:formula="of:=CONCATENATE( [basic.B7];[basic.C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basic.B7];[basic.D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[basic.A8]" office:value-type="string" office:string-value="INT_ALCHEMIST_1">
            <text:p>INT_ALCHEMIST_1</text:p>
          </table:table-cell>
          <table:table-cell table:formula="of:=CONCATENATE( [basic.B8];[basic.C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basic.B8];[basic.D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[basic.A9]" office:value-type="string" office:string-value="INT_ALCHEMIST_2">
            <text:p>INT_ALCHEMIST_2</text:p>
          </table:table-cell>
          <table:table-cell table:formula="of:=CONCATENATE( [basic.B9];[basic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basic.B9];[basic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[basic.A10]" office:value-type="string" office:string-value="LABEL_BAKER">
            <text:p>LABEL_BAKER</text:p>
          </table:table-cell>
          <table:table-cell table:formula="of:=CONCATENATE( [basic.B10];[basic.C10])" office:value-type="string" office:string-value="Пекарь">
            <text:p>Пекарь</text:p>
          </table:table-cell>
          <table:table-cell table:formula="of:=CONCATENATE( [basic.B10];[basic.D10])" office:value-type="string" office:string-value="Baker">
            <text:p>Baker</text:p>
          </table:table-cell>
        </table:table-row>
        <table:table-row table:style-name="ro4">
          <table:table-cell table:formula="of:=[basic.A11]" office:value-type="string" office:string-value="INT_BAKER">
            <text:p>INT_BAKER</text:p>
          </table:table-cell>
          <table:table-cell table:formula="of:=CONCATENATE( [basic.B11];[basic.C11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basic.B11];[basic.D11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[basic.A12]" office:value-type="string" office:string-value="LABEL_GRAVE">
            <text:p>LABEL_GRAVE</text:p>
          </table:table-cell>
          <table:table-cell table:formula="of:=CONCATENATE( [basic.B12];[basic.C12])" office:value-type="string" office:string-value="Памятник">
            <text:p>Памятник</text:p>
          </table:table-cell>
          <table:table-cell table:formula="of:=CONCATENATE( [basic.B12];[basic.D12])" office:value-type="string" office:string-value="Tombstone">
            <text:p>Tombstone</text:p>
          </table:table-cell>
        </table:table-row>
        <table:table-row table:style-name="ro4">
          <table:table-cell table:formula="of:=[basic.A13]" office:value-type="string" office:string-value="INT_GRAVE_1">
            <text:p>INT_GRAVE_1</text:p>
          </table:table-cell>
          <table:table-cell table:formula="of:=CONCATENATE( [basic.B13];[basic.C13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basic.B13];[basic.D13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[basic.A14]" office:value-type="string" office:string-value="INT_GRAVE_2">
            <text:p>INT_GRAVE_2</text:p>
          </table:table-cell>
          <table:table-cell table:formula="of:=CONCATENATE( [basic.B14];[basic.C14])" office:value-type="string" office:string-value="[color=#ffdef7]Еще один памятник. ">
            <text:p>[color=#ffdef7]Еще один памятник. </text:p>
          </table:table-cell>
          <table:table-cell table:formula="of:=CONCATENATE( [basic.B14];[basic.D14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[basic.A15]" office:value-type="string" office:string-value="INSP_CLOVER_GRAVE">
            <text:p>INSP_CLOVER_GRAVE</text:p>
          </table:table-cell>
          <table:table-cell table:formula="of:=CONCATENATE( [basic.B15];[basic.C15])" office:value-type="string" office:string-value="Кловер Премудрая, юникорн">
            <text:p>Кловер Премудрая, юникорн</text:p>
          </table:table-cell>
          <table:table-cell table:formula="of:=CONCATENATE( [basic.B15];[basic.D15])" office:value-type="string" office:string-value="Clover the Clever, Unicorn">
            <text:p>Clover the Clever, Unicorn</text:p>
          </table:table-cell>
        </table:table-row>
        <table:table-row table:style-name="ro4">
          <table:table-cell table:formula="of:=[basic.A16]" office:value-type="string" office:string-value="INT_CLOVER_GRAVE">
            <text:p>INT_CLOVER_GRAVE</text:p>
          </table:table-cell>
          <table:table-cell table:formula="of:=CONCATENATE( [basic.B16];[basic.C1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basic.B16];[basic.D1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[basic.A17]" office:value-type="string" office:string-value="LABEL_CLOVER_GRAVE">
            <text:p>LABEL_CLOVER_GRAVE</text:p>
          </table:table-cell>
          <table:table-cell table:formula="of:=CONCATENATE( [basic.B17];[basic.C17])" office:value-type="string" office:string-value="Памятник Кловер ">
            <text:p>Памятник Кловер </text:p>
          </table:table-cell>
          <table:table-cell table:formula="of:=CONCATENATE( [basic.B17];[basic.D17])" office:value-type="string" office:string-value="Clover's tombstone">
            <text:p>Clover's tombst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7.01.2024</text:date>, <text:time>20:1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07T20:10:10.77</dc:date>
    <meta:generator>OpenOffice/4.1.14$Win32 OpenOffice.org_project/4114m1$Build-9811</meta:generator>
    <meta:editing-duration>PT41M37S</meta:editing-duration>
    <meta:editing-cycles>15</meta:editing-cycles>
    <meta:document-statistic meta:table-count="2" meta:cell-count="119" meta:object-count="0"/>
  </office:meta>
</office:document-meta>
</file>